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31"/>
    <style:style style:name="P3" style:family="paragraph" style:parent-style-name="Standard" style:list-style-name="L1"/>
    <style:style style:name="P4" style:family="paragraph" style:parent-style-name="Standard"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king Good Decisions as a Caregiver</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5543749331" text:style-name="WW8Num31">
        <text:list-item>
          <text:list>
            <text:list-item>
              <text:p text:style-name="P2">Communicate</text:p>
            </text:list-item>
            <text:list-item>
              <text:p text:style-name="P2">Advocate</text:p>
            </text:list-item>
            <text:list-item>
              <text:p text:style-name="P2">Relate</text:p>
            </text:list-item>
            <text:list-item>
              <text:p text:style-name="P2">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text:p>
      <text:p text:style-name="P1">Objectives</text:p>
      <text:p text:style-name="Standard">In this final course of the series, caregivers will further address various issues and solutions for long distance caregivers.</text:p>
      <text:p text:style-name="Standard"><text:s/></text:p>
      <text:p text:style-name="Standard"><text:span text:style-name="T1">Facilitator - </text:span>Ellen Ziegemeier, MA </text:p>
      <text:p text:style-name="Standard">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 Email Ellen at <text:a xlink:type="simple" xlink:href="mailto:eziegemeier@matherlifeways.com">eziegemeier@matherlifeways.com</text:a>. </text:p>
      <text:p text:style-name="Standard"/>
      <text:p text:style-name="Standard"><text:span text:style-name="T1">Required Materials</text:span> </text:p>
      <text:list xml:id="list5543749332" text:style-name="L1">
        <text:list-item>
          <text:p text:style-name="P3">A reliable computer with the following operating system installed: Windows, OSX, Linux</text:p>
        </text:list-item>
        <text:list-item>
          <text:p text:style-name="P3">Internet access</text:p>
        </text:list-item>
        <text:list-item>
          <text:p text:style-name="P3">Word processor (Microsoft Word, LibreOffice Writer or similar)</text:p>
        </text:list-item>
        <text:list-item>
          <text:p text:style-name="P3">Spreadsheet processor (Microsoft PowerPoint, LibreOffice Calc or similar)</text:p>
        </text:list-item>
        <text:list-item>
          <text:p text:style-name="P3">Presentation processor (Microsoft PowerPoint, LibreOffice Impress or similar)</text:p>
        </text:list-item>
        <text:list-item>
          <text:p text:style-name="P3">Adobe Acrobat</text:p>
        </text:list-item>
      </text:list>
      <text:p text:style-name="Standard"><text:s/></text:p>
      <text:p text:style-name="P1">Participant Access</text:p>
      <text:p text:style-name="Standard">You will have access for 90 days from the date of your original enrollment. </text:p>
      <text:p text:style-name="Standard"><text:soft-page-break/><text:span text:style-name="T1">Course Participation</text:spa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10T14:41:49</dc:date>
    <meta:editing-duration>PT21M38S</meta:editing-duration>
    <meta:editing-cycles>51</meta:editing-cycles>
    <meta:generator>LibreOffice/3.5$Linux_X86_64 LibreOffice_project/350m1$Build-2</meta:generator>
    <meta:document-statistic meta:table-count="0" meta:image-count="0" meta:object-count="0" meta:page-count="2" meta:paragraph-count="33" meta:word-count="419" meta:character-count="2814" meta:non-whitespace-character-count="2417"/>
  </office:meta>
</office:document-meta>
</file>